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DocletCompilerUtils.addWarning( SourcePosition sourcePosition , String messageKey ,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DocletCompilerUtils.getMessage( String messageKey ,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DocletCompilerUtils.resolveTypeDeclaration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DocletCompilerUtils.isUnknownClass( XClass x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DocletCompilerUtils.resolveType( String typeName , boolean allowErrorType , XClass curr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DocletCompilerUtils.resolveTypeInstanceOrTypeDecl( String typeName , boolean allowUnknownType , XClass currentClass , boolean returnTypeInstanc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DocletCompilerUtils.addError( SourcePosition sourcePosition , String messageKey ,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DocletCompilerUtils.getXClass( String typeName , XJavaDoc xJava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